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25e" officeooo:paragraph-rsid="001bf25e"/>
    </style:style>
    <style:style style:name="P2" style:family="paragraph" style:parent-style-name="Standard">
      <style:text-properties officeooo:rsid="001dd6c7" officeooo:paragraph-rsid="001dd6c7"/>
    </style:style>
    <style:style style:name="P3" style:family="paragraph" style:parent-style-name="Standard">
      <style:text-properties officeooo:rsid="00206c2e" officeooo:paragraph-rsid="00206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  <text:p text:style-name="P2">good morning</text:p>
      <text:p text:style-name="P2">yela unnaru </text:p>
      <text:p text:style-name="P3">see you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14:43:42.916884100</meta:creation-date>
    <dc:date>2025-12-28T14:49:17.516125900</dc:date>
    <meta:editing-duration>PT27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4" meta:word-count="7" meta:character-count="34" meta:non-whitespace-character-count="29"/>
  </office:meta>
</office:document-meta>
</file>